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# -*- coding: utf-8 -*-</text:p>
        <text:p text:style-name="P1">"""</text:p>
        <text:p text:style-name="P1">Created on Mon Mar 25 14:16:41 2019</text:p>
        <text:p text:style-name="P1"/>
        <text:p text:style-name="P1">@author: Nate</text:p>
        <text:p text:style-name="P1">"""</text:p>
        <text:p text:style-name="P1"/>
        <text:p text:style-name="P1">import numpy as np</text:p>
        <text:p text:style-name="P1">import matplotlib.pyplot as plt</text:p>
        <text:p text:style-name="P1">import pdb</text:p>
        <text:p text:style-name="P1"/>
        <text:p text:style-name="P1"/>
        <text:p text:style-name="P1"/>
        <text:p text:style-name="P1">delta_r = .01</text:p>
        <text:p text:style-name="P1">l_orbital = [0,1,2,3]</text:p>
        <text:p text:style-name="P1">#l_orbital = [0]</text:p>
        <text:p text:style-name="P1">eps_list = []</text:p>
        <text:p text:style-name="P1"/>
        <text:p text:style-name="P1">#-1/r potential energies</text:p>
        <text:p text:style-name="P1">#for i in range(1001):</text:p>
        <text:p text:style-name="P1"># <text:s text:c="3"/>eps_list.append(i*.001-1)</text:p>
        <text:p text:style-name="P1"/>
        <text:p text:style-name="P1"/>
        <text:p text:style-name="P1">#r*r/2 potential energies</text:p>
        <text:p text:style-name="P1">for i in range(1001):</text:p>
        <text:p text:style-name="P1"><text:s text:c="4"/>eps_list.append(i*.01)</text:p>
        <text:p text:style-name="P1"/>
        <text:p text:style-name="P1">#u(r-dt), u(r), l, r, eps</text:p>
        <text:p text:style-name="P1">def stepping(u_2, u_1, l, r, eps):</text:p>
        <text:p text:style-name="P1"><text:s text:c="4"/>fun = 2*(r*r/2) + l*(l+1)/r**2 - 2*eps</text:p>
        <text:p text:style-name="P1"><text:s text:c="4"/>#fun = -2/r + l*(l+1)/r**2 - 2*eps</text:p>
        <text:p text:style-name="P1"><text:s text:c="4"/>u_3 = 2*u_1 - u_2 + delta_r**2*fun*u_1</text:p>
        <text:p text:style-name="P1"><text:s text:c="4"/>return(u_3)</text:p>
        <text:p text:style-name="P1"/>
        <text:p text:style-name="P1"/>
        <text:p text:style-name="P1"/>
        <text:p text:style-name="P1">##############################################################</text:p>
        <text:p text:style-name="P1">##############################################################</text:p>
        <text:p text:style-name="P1"/>
        <text:p text:style-name="P1"/>
        <text:p text:style-name="P1">good_points = []</text:p>
        <text:p text:style-name="P1"/>
        <text:p text:style-name="P1">for l in l_orbital:</text:p>
        <text:p text:style-name="P1"><text:s text:c="4"/>for eps in eps_list:</text:p>
        <text:p text:style-name="P1"><text:s text:c="8"/>u = [0, .01]</text:p>
        <text:p text:style-name="P1"><text:s text:c="8"/>r = delta_r*2</text:p>
        <text:p text:style-name="P1"><text:s text:c="8"/></text:p>
        <text:p text:style-name="P1"><text:s text:c="8"/></text:p>
        <text:p text:style-name="P1"><text:s text:c="8"/>for i in range(5000):</text:p>
        <text:p text:style-name="P1"><text:s text:c="12"/>u.append(stepping(u[-2],u[-1], l, r, eps))</text:p>
        <text:p text:style-name="P1"><text:s text:c="12"/></text:p>
        <text:p text:style-name="P1"><text:s text:c="12"/>if u[-1]*u[-2] &lt; 0:</text:p>
        <text:p text:style-name="P1"><text:s text:c="16"/>good_points.append([l, eps, r])</text:p>
        <text:p text:style-name="P1"><text:s text:c="16"/></text:p>
        <text:p text:style-name="P1"><text:s text:c="12"/>r+=delta_r</text:p>
        <text:p text:style-name="P1"><text:s text:c="12"/>u = [u[-2],u[-1]]</text:p>
        <text:p text:style-name="P1"><text:s text:c="12"/></text:p>
        <text:p text:style-name="P1"/>
        <text:p text:style-name="P1">##############################################################</text:p>
        <text:p text:style-name="P1">##############################################################</text:p>
        <text:p text:style-name="P1">#Plotting</text:p>
        <text:p text:style-name="P1"/>
        <text:p text:style-name="P1"/>
        <text:p text:style-name="P1">l0 = []</text:p>
        <text:p text:style-name="P1">l1 = []</text:p>
        <text:p text:style-name="P1">l2 = []</text:p>
        <text:p text:style-name="P1">l3 = []</text:p>
        <text:p text:style-name="P1"/>
        <text:p text:style-name="P1">for i in range(len(good_points)):</text:p>
        <text:p text:style-name="P1"><text:s text:c="4"/>if good_points[i][0] == 0:</text:p>
        <text:p text:style-name="P1"><text:s text:c="8"/>l0.append([good_points[i][1],good_points[i][2]])</text:p>
        <text:p text:style-name="P1"><text:s text:c="4"/>elif good_points[i][0] == 1:</text:p>
        <text:p text:style-name="P1"><text:s text:c="8"/>l1.append([good_points[i][1],good_points[i][2]])</text:p>
        <text:p text:style-name="P1"><text:s text:c="4"/>elif good_points[i][0] == 2:</text:p>
        <text:p text:style-name="P1"><text:s text:c="8"/>l2.append([good_points[i][1],good_points[i][2]])</text:p>
        <text:p text:style-name="P1"><text:s text:c="4"/>elif good_points[i][0] == 3:</text:p>
        <text:p text:style-name="P1"><text:s text:c="8"/>l3.append([good_points[i][1],good_points[i][2]])</text:p>
        <text:p text:style-name="P1"/>
        <text:p text:style-name="P1"/>
        <text:p text:style-name="P1">fig1, axes1 = plt.subplots()</text:p>
        <text:p text:style-name="P1">axes1.scatter([l0[i][1] for i in range(len(l0))],[l0[i][0] for i in range(len(l0))])</text:p>
        <text:p text:style-name="P1">axes1.scatter([l1[i][1] for i in range(len(l1))],[l1[i][0] for i in range(len(l1))])</text:p>
        <text:p text:style-name="P1">axes1.scatter([l2[i][1] for i in range(len(l2))],[l2[i][0] for i in range(len(l2))])</text:p>
        <text:p text:style-name="P1">axes1.scatter([l3[i][1] for i in range(len(l3))],[l3[i][0] for i in range(len(l3))])</text:p>
        <text:p text:style-name="P1">axes1.set_ylabel('Energy')</text:p>
        <text:p text:style-name="P1">axes1.set_xlabel('r')</text:p>
        <text:p text:style-name="P1">axes1.set_title("Energy Orbitals", va='bottom')</text:p>
        <text:p text:style-name="P1">axes1.legend(('l=0','l=1','l=2', 'l=3'), loc='upper right')</text:p>
        <text:p text:style-name="P1">plt.show()</text:p>
        <text:p text:style-name="P1"/>
      </text:section>
      <text:section text:style-name="Sect1" text:name="Section2">
        <text:p text:style-name="P1"/>
        <text:p text:style-name="P1"># -*- coding: utf-8 -*-</text:p>
        <text:p text:style-name="P1">"""</text:p>
        <text:p text:style-name="P1">Created on Tue Mar 26 19:46:14 2019</text:p>
        <text:p text:style-name="P1"/>
        <text:p text:style-name="P1">@author: Nate</text:p>
        <text:p text:style-name="P1">"""</text:p>
        <text:p text:style-name="P1"/>
        <text:p text:style-name="P1">import numpy as np</text:p>
        <text:p text:style-name="P1">import matplotlib.pyplot as plt</text:p>
        <text:p text:style-name="P1">import pdb</text:p>
        <text:p text:style-name="P1"/>
        <text:p text:style-name="P1"/>
        <text:p text:style-name="P1">'''</text:p>
        <text:p text:style-name="P1">Determine the value of π to ≈ 14 digits by solving for the root of the equation</text:p>
        <text:p text:style-name="P1"/>
        <text:p text:style-name="P1">f(x) = cos(x) = 0</text:p>
        <text:p text:style-name="P1"/>
        <text:p text:style-name="P1">using the second order Newton’s method. The exact solution is </text:p>
        <text:p text:style-name="P1"/>
        <text:p text:style-name="P1"><text:s text:c="4"/>x∗ = π/2, so that π = 2x∗.</text:p>
        <text:p text:style-name="P1"/>
        <text:p text:style-name="P1">Use the initial guess of x = 1.5, corresponds to a guess of π ≈ 3. How many</text:p>
        <text:p text:style-name="P1">iterations are needed to achieve 14 digits? Repeat the calculation with initial guesses</text:p>
        <text:p text:style-name="P1">x = 1, x = 0.5 and x = 0.25.</text:p>
        <text:p text:style-name="P1">'''</text:p>
        <text:p text:style-name="P1"/>
        <text:p text:style-name="P1">def f(guess):</text:p>
        <text:p text:style-name="P1"><text:s text:c="4"/>return(np.cos(guess))</text:p>
        <text:p text:style-name="P1"/>
        <text:p text:style-name="P1">def df(guess):</text:p>
        <text:p text:style-name="P1"><text:s text:c="4"/>return(-np.sin(guess))</text:p>
        <text:p text:style-name="P1"/>
        <text:p text:style-name="P1"/>
        <text:p text:style-name="P1"/>
        <text:p text:style-name="P1">guess = [1.5,1,.5,.25]</text:p>
        <text:p text:style-name="P1"/>
        <text:p text:style-name="P1"/>
        <text:p text:style-name="P1">for i in range(len(guess)):</text:p>
        <text:p text:style-name="P1"><text:s text:c="4"/>for val in range(4):</text:p>
        <text:p text:style-name="P1"><text:s text:c="8"/>nextguess = guess[i] - f(guess[i])/df(guess[i])</text:p>
        <text:p text:style-name="P1"><text:s text:c="8"/>guess[i] = nextguess</text:p>
        <text:p text:style-name="P1"><text:s text:c="8"/></text:p>
        <text:p text:style-name="P1"><text:s text:c="4"/>if i == 3:</text:p>
        <text:p text:style-name="P1"><text:s text:c="8"/>answer = guess[i]</text:p>
        <text:p text:style-name="P1"><text:s text:c="8"/>#print(guess[i])</text:p>
        <text:p text:style-name="P1"><text:s text:c="8"/>#print(answer)</text:p>
        <text:p text:style-name="P1"><text:s text:c="8"/>print(i, ": " , (3/2)*np.pi-answer)</text:p>
        <text:p text:style-name="P1"><text:s text:c="8"/>if abs((3/2)*np.pi-answer) &lt; 10**(-12):</text:p>
        <text:p text:style-name="P1"><text:s text:c="12"/>print('True')</text:p>
        <text:p text:style-name="P1"><text:s text:c="4"/>else:</text:p>
        <text:p text:style-name="P1"><text:s text:c="8"/>answer = 2*guess[i]</text:p>
        <text:p text:style-name="P1"><text:s text:c="8"/>print(i, ": " , np.pi-answer)</text:p>
        <text:p text:style-name="P1"><text:s text:c="8"/>if abs(np.pi-answer) &lt; 10**(-12):</text:p>
        <text:p text:style-name="P1"><text:s text:c="12"/>print('True')</text:p>
      </text:section>
      <text:p text:style-name="P1"><text:soft-page-break/></text:p>
      <text:section text:style-name="Sect1" text:name="Section3">
        <text:p text:style-name="P1"># -*- coding: utf-8 -*-</text:p>
        <text:p text:style-name="P1">"""</text:p>
        <text:p text:style-name="P1">Created on Thu Mar 28 15:38:36 2019</text:p>
        <text:p text:style-name="P1"/>
        <text:p text:style-name="P1">@author: Nate</text:p>
        <text:p text:style-name="P1">"""</text:p>
        <text:p text:style-name="P1"/>
        <text:p text:style-name="P1"/>
        <text:p text:style-name="P1">import numpy as np</text:p>
        <text:p text:style-name="P1">import matplotlib.pyplot as plt</text:p>
        <text:p text:style-name="P1">import pdb</text:p>
        <text:p text:style-name="P1"/>
        <text:p text:style-name="P1">'''</text:p>
        <text:p text:style-name="P1">Use the Killingbeck method as presented in class to solve for the eigenvalues of the</text:p>
        <text:p text:style-name="P1">hydrogen atom as in 1), but with greater accuaracy. Use the same Verlet algorithm</text:p>
        <text:p text:style-name="P1">to integrate backward to the origin from r = 25-50. Do Newton’s iterations 4-10</text:p>
        <text:p text:style-name="P1">times to find the correct e so that u(0,e) = 0. Determine the lowest energy levels of</text:p>
        <text:p text:style-name="P1">l = 0, 1, 2, 3. Use e = −0.6 as your initial guess energy. Plot all energy values as a</text:p>
        <text:p text:style-name="P1">function of dr from 0.01 to 0.1.</text:p>
        <text:p text:style-name="P1">'''</text:p>
        <text:p text:style-name="P1"/>
        <text:p text:style-name="P1">delta_r = []</text:p>
        <text:p text:style-name="P1">l_orbital = [0,1,2,3]</text:p>
        <text:p text:style-name="P1">#l_orbital = [0]</text:p>
        <text:p text:style-name="P1">energy_guess = -.6</text:p>
        <text:p text:style-name="P1"/>
        <text:p text:style-name="P1">#-1/r potential energies</text:p>
        <text:p text:style-name="P1">for i in range(1,11):</text:p>
        <text:p text:style-name="P1">#for i in range(1,50):</text:p>
        <text:p text:style-name="P1"><text:s text:c="4"/>delta_r.append(i*.01)</text:p>
        <text:p text:style-name="P1"/>
        <text:p text:style-name="P1">#u(r+dr), u(r), l, r, energy_guess</text:p>
        <text:p text:style-name="P1">def stepping(u_r_plus_dr, u_r, l, r, eps):</text:p>
        <text:p text:style-name="P1"><text:s text:c="4"/>#fun = 2*(r*r/2) + l*(l+1)/r**2 - 2*eps</text:p>
        <text:p text:style-name="P1"><text:s text:c="4"/>#pdb.set_trace()</text:p>
        <text:p text:style-name="P1"><text:s text:c="4"/>fun = -2/r + l*(l+1)/r**2 - 2*eps</text:p>
        <text:p text:style-name="P1"><text:s text:c="4"/>u_r_minus_dr = 2*u_r - u_r_plus_dr + delt_r**2*fun*u_r</text:p>
        <text:p text:style-name="P1"><text:s text:c="4"/>return(u_r_minus_dr)</text:p>
        <text:p text:style-name="P1"/>
        <text:p text:style-name="P1">def stepping_for_v(v_r_plus_dr, v_r, u_r, l, r, eps):</text:p>
        <text:p text:style-name="P1"><text:s text:c="4"/>#fun = 2*(r*r/2) + l*(l+1)/r**2 - 2*eps</text:p>
        <text:p text:style-name="P1"><text:s text:c="4"/>#pdb.set_trace()</text:p>
        <text:p text:style-name="P1"><text:s text:c="4"/>fun = -2/r + l*(l+1)/r**2 - 2*eps</text:p>
        <text:p text:style-name="P1"><text:s text:c="4"/>v_r_minus_dr = 2*v_r - v_r_plus_dr + delt_r**2*fun*v_r+ delt_r**2*-2*u_r</text:p>
        <text:p text:style-name="P1"><text:s text:c="4"/>return(v_r_minus_dr)</text:p>
        <text:p text:style-name="P1"/>
        <text:p text:style-name="P1"/>
        <text:p text:style-name="P1">##############################################################</text:p>
        <text:p text:style-name="P1">##############################################################</text:p>
        <text:p text:style-name="P1"/>
        <text:p text:style-name="P1"/>
        <text:p text:style-name="P1">good_points = []</text:p>
        <text:p text:style-name="P1">to_plot = []</text:p>
        <text:p text:style-name="P1"/>
        <text:p text:style-name="P1"/>
        <text:p text:style-name="P1">for l in l_orbital:</text:p>
        <text:p text:style-name="P1"><text:s text:c="4"/>to_plot_holder = []</text:p>
        <text:p text:style-name="P1"><text:s text:c="4"/>for delt_r in delta_r:</text:p>
        <text:p text:style-name="P1"/>
        <text:p text:style-name="P1"><text:s text:c="8"/>r = 100 - delt_r*2</text:p>
        <text:p text:style-name="P1"/>
        <text:p text:style-name="P1"><text:s text:c="8"/>for it in range(20): <text:s/>#8</text:p>
        <text:p text:style-name="P1"><text:s text:c="12"/>u = [0, .01] <text:s/>#u_r_plus_dr, u_r</text:p>
        <text:p text:style-name="P1"><text:s text:c="12"/>v = [0, .01]</text:p>
        <text:p text:style-name="P1"><text:s text:c="12"/>#print(int(round(r/delt_r)))</text:p>
        <text:p text:style-name="P1"><text:s text:c="12"/></text:p>
        <text:p text:style-name="P1"><text:s text:c="12"/></text:p>
        <text:p text:style-name="P1"><text:s text:c="12"/>for i in range(int(round(r/delt_r))):</text:p>
        <text:p text:style-name="P1"><text:s text:c="16"/></text:p>
        <text:p text:style-name="P1"><text:s text:c="16"/>u[0],u[1] = u[1], stepping(u[-2],u[-1], l, r, energy_guess)</text:p>
        <text:p text:style-name="P1"><text:s text:c="16"/>v[0],v[1] = v[1], stepping_for_v(v[-2],v[-1], u[0], l, r, energy_guess)</text:p>
        <text:p text:style-name="P1"><text:s text:c="16"/>#u.append(stepping(u[-2],u[-1], l, r, energy_guess))</text:p>
        <text:p text:style-name="P1"><text:s text:c="12"/></text:p>
        <text:p text:style-name="P1"><text:s text:c="16"/>if u[0]*u[1] &lt; 0:</text:p>
        <text:p text:style-name="P1"><text:s text:c="20"/>good_points.append([l, energy_guess, r])</text:p>
        <text:p text:style-name="P1"/>
        <text:p text:style-name="P1"><text:s text:c="16"/>r-=delt_r</text:p>
        <text:p text:style-name="P1"><text:s text:c="16"/>#u = [u[-2],u[-1]]</text:p>
        <text:p text:style-name="P1"><text:s text:c="12"/>energy_guess = energy_guess - u[0]/(v[0]+.000001)</text:p>
        <text:p text:style-name="P1"/>
        <text:p text:style-name="P1"># <text:s text:c="7"/>print("delta r is: ", delt_r, " <text:s/>Energy is: ",energy_guess)</text:p>
        <text:p text:style-name="P1"><text:s text:c="8"/>to_plot_holder.append([delt_r, energy_guess])</text:p>
        <text:p text:style-name="P1"><text:s text:c="4"/>to_plot.append(to_plot_holder)</text:p>
        <text:p text:style-name="P1"/>
        <text:p text:style-name="P1"/>
        <text:p text:style-name="P1">##############################################################</text:p>
        <text:p text:style-name="P1">##############################################################</text:p>
        <text:p text:style-name="P1">#Plotting</text:p>
        <text:p text:style-name="P1"/>
        <text:p text:style-name="P1"/>
        <text:p text:style-name="P1">l0 = []</text:p>
        <text:p text:style-name="P1">l1 = []</text:p>
        <text:p text:style-name="P1">l2 = []</text:p>
        <text:p text:style-name="P1">l3 = []</text:p>
        <text:p text:style-name="P1"/>
        <text:p text:style-name="P1">for i in range(len(good_points)):</text:p>
        <text:p text:style-name="P1"><text:s text:c="4"/>if good_points[i][0] == 0:</text:p>
        <text:p text:style-name="P1"><text:s text:c="8"/>l0.append([good_points[i][1],good_points[i][2]])</text:p>
        <text:p text:style-name="P1"><text:s text:c="4"/>elif good_points[i][0] == 1:</text:p>
        <text:p text:style-name="P1"><text:s text:c="8"/>l1.append([good_points[i][1],good_points[i][2]])</text:p>
        <text:p text:style-name="P1"><text:s text:c="4"/>elif good_points[i][0] == 2:</text:p>
        <text:p text:style-name="P1"><text:s text:c="8"/>l2.append([good_points[i][1],good_points[i][2]])</text:p>
        <text:p text:style-name="P1"><text:s text:c="4"/>elif good_points[i][0] == 3:</text:p>
        <text:p text:style-name="P1"><text:s text:c="8"/>l3.append([good_points[i][1],good_points[i][2]])</text:p>
        <text:p text:style-name="P1"/>
        <text:p text:style-name="P1"/>
        <text:p text:style-name="P1">fig1, axes1 = plt.subplots()</text:p>
        <text:p text:style-name="P1"/>
        <text:p text:style-name="P1">axes1.scatter([to_plot[0][i][0] for i in range(len(to_plot[0]))], [to_plot[0][i][1] for i in range(len(to_plot[0]))])</text:p>
        <text:p text:style-name="P1">axes1.scatter([to_plot[1][i][0] for i in range(len(to_plot[1]))], [to_plot[1][i][1] for i in range(len(to_plot[1]))])</text:p>
        <text:p text:style-name="P1">axes1.scatter([to_plot[2][i][0] for i in range(len(to_plot[2]))], [to_plot[2][i][1] for i in range(len(to_plot[2]))])</text:p>
        <text:p text:style-name="P1">axes1.scatter([to_plot[3][i][0] for i in range(len(to_plot[3]))], [to_plot[3][i][1] for i in range(len(to_plot[3]))])</text:p>
        <text:p text:style-name="P1">axes1.set_ylabel('Energy')</text:p>
        <text:p text:style-name="P1">axes1.set_xlabel('$\Delta$r')</text:p>
        <text:p text:style-name="P1">axes1.set_title("Energy as a Function of $\Delta$r", va='bottom')</text:p>
        <text:p text:style-name="P1">axes1.legend(('l=0','l=1','l=2', 'l=3'), loc='upper right')</text:p>
        <text:p text:style-name="P1">#plt.show(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Herbert</meta:initial-creator>
    <meta:creation-date>2019-04-02T13:25:26.23</meta:creation-date>
    <meta:document-statistic meta:table-count="0" meta:image-count="0" meta:object-count="0" meta:page-count="2" meta:paragraph-count="198" meta:word-count="777" meta:character-count="6780"/>
    <dc:date>2019-04-02T13:30:30.71</dc:date>
    <dc:creator>Nate Herbert</dc:creator>
    <meta:editing-duration>PT5M4S</meta:editing-duration>
    <meta:editing-cycles>1</meta:editing-cycles>
    <meta:generator>OpenOffice/4.1.6$Win32 OpenOffice.org_project/416m1$Build-9790</meta:generator>
  </office:meta>
</office:document-meta>
</file>